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657cm" fo:margin-left="9.453cm" fo:margin-right="2.491cm" table:align="margins" style:writing-mode="lr-tb"/>
    </style:style>
    <style:style style:name="Table1.A" style:family="table-column">
      <style:table-column-properties style:column-width="4.657cm" style:rel-column-width="6553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2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Gill Sans MT_CCJU" fo:font-size="12pt" style:font-size-asian="12pt" style:font-name-complex="Ari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2pt" style:font-size-asian="12pt" style:font-size-complex="12pt"/>
    </style:style>
    <style:style style:name="P7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1"/>
      <text:p text:style-name="P1"/>
      <text:p text:style-name="P1"/>
      <text:p text:style-name="P1"/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%=ADRESSE_CAISSE=%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%=BORDEREAU=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color="#000000" style:font-name="Arial" fo:font-size="9pt" style:font-size-asian="9pt" style:font-name-complex="Arial" style:font-size-complex="9pt"/>
    </style:style>
    <style:page-layout style:name="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1.401cm" fo:margin-bottom="1.499cm" fo:margin-left="2.401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<text:span text:style-name="T1">Cette décision comporte </text:span><text:span text:style-name="Page_20_Number"><text:span text:style-name="T1"><text:page-count style:num-format="1">1</text:page-count></text:span></text:span><text:span text:style-name="Page_20_Number"><text:span text:style-name="T1"> pages</text:span></text:span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NSS</dc:title>
    <meta:initial-creator>Sylvain FROIDEVAUX</meta:initial-creator>
    <meta:creation-date>2010-03-09T09:17:00</meta:creation-date>
    <dc:creator>Mike Boillat</dc:creator>
    <dc:date>2012-06-13T16:59:11</dc:date>
    <meta:print-date>2010-04-20T07:33:00</meta:print-date>
    <meta:editing-cycles>21</meta:editing-cycles>
    <meta:editing-duration>PT59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12" meta:character-count="112"/>
  </office:meta>
</office:document-meta>
</file>